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mit 793946e7f096d3e4ccedc6ebb8aca61cff10e135 (HEAD -&gt; master, origin/master)</text:p>
      <text:p text:style-name="Standard">Author: Simon &lt;acarigua88@gmail.com&gt;</text:p>
      <text:p text:style-name="Standard">Date: <text:s text:c="2"/>Thu Aug 19 22:02:40 2021 -0400</text:p>
      <text:p text:style-name="Standard"/>
      <text:p text:style-name="Standard"><text:s text:c="4"/>change administrador data2</text:p>
      <text:p text:style-name="Standard"/>
      <text:p text:style-name="Standard">commit eef4aa46151bea1eddbe0426559c650f4c2c34b6</text:p>
      <text:p text:style-name="Standard">Author: Simon &lt;acarigua88@gmail.com&gt;</text:p>
      <text:p text:style-name="Standard">Date: <text:s text:c="2"/>Thu Aug 19 21:19:20 2021 -0400</text:p>
      <text:p text:style-name="Standard"/>
      <text:p text:style-name="Standard"><text:s text:c="4"/>change administrador data</text:p>
      <text:p text:style-name="Standard"/>
      <text:p text:style-name="Standard">commit 11ab384e68e14311e6d10313d43578dac7e653a7</text:p>
      <text:p text:style-name="Standard">Author: Simon &lt;acarigua88@gmail.com&gt;</text:p>
      <text:p text:style-name="Standard">Date: <text:s text:c="2"/>Thu Aug 19 21:15:26 2021 -0400</text:p>
      <text:p text:style-name="Standard"/>
      <text:p text:style-name="Standard"><text:s text:c="4"/>add readme</text:p>
      <text:p text:style-name="Standard"/>
      <text:p text:style-name="Standard">commit 160bc625f224f363f55570d5db22a4691b834d91</text:p>
      <text:p text:style-name="Standard">Author: Simon &lt;acarigua88@gmail.com&gt;</text:p>
      <text:p text:style-name="Standard">Date: <text:s text:c="2"/>Wed Aug 18 22:26:20 2021 -0400</text:p>
      <text:p text:style-name="Standard"/>
      <text:p text:style-name="Standard"><text:s text:c="5"/>api</text:p>
      <text:p text:style-name="Standard"/>
      <text:p text:style-name="Standard">commit d3d178a9dc9dcd02333eff48ba1b7b00fc2b7bbe</text:p>
      <text:p text:style-name="Standard">Author: Simon &lt;acarigua88@gmail.com&gt;</text:p>
      <text:p text:style-name="Standard">Date: <text:s text:c="2"/>Wed Aug 18 21:21:58 2021 -0400</text:p>
      <text:p text:style-name="Standard"/>
      <text:p text:style-name="Standard"><text:s text:c="5"/>add dashboard columns</text:p>
      <text:p text:style-name="Standard"/>
      <text:p text:style-name="Standard">commit 0d46ce2e920c2e01871aad21300c88305960e650</text:p>
      <text:p text:style-name="Standard">Author: Simon &lt;acarigua88@gmail.com&gt;</text:p>
      <text:p text:style-name="Standard">Date: <text:s text:c="2"/>Wed Aug 18 19:30:26 2021 -0400</text:p>
      <text:p text:style-name="Standard"/>
      <text:p text:style-name="Standard"><text:s text:c="5"/>add fetch</text:p>
      <text:p text:style-name="Standard"/>
      <text:p text:style-name="Standard">commit 8c0bc89673a27290daf9da310813ee385c93b001</text:p>
      <text:p text:style-name="Standard">Author: Simon &lt;acarigua88@gmail.com&gt;</text:p>
      <text:p text:style-name="Standard">Date: <text:s text:c="2"/>Mon Aug 9 19:49:01 2021 -0400</text:p>
      <text:p text:style-name="Standard"/>
      <text:p text:style-name="Standard"><text:s text:c="5"/>Chartkick</text:p>
      <text:p text:style-name="Standard"/>
      <text:p text:style-name="Standard">commit 087adf0aa1e0f6332d2016c1eb77f5cd37d54238</text:p>
      <text:p text:style-name="Standard">Author: Simon &lt;acarigua88@gmail.com&gt;</text:p>
      <text:p text:style-name="Standard">Date: <text:s text:c="2"/>Sun Aug 1 18:15:56 2021 -0400</text:p>
      <text:p text:style-name="Standard"/>
      <text:p text:style-name="Standard"><text:s text:c="4"/>Third - Differences between logged in user</text:p>
      <text:p text:style-name="Standard"/>
      <text:p text:style-name="Standard">commit 7363fd209335e67f6ac42731aac6eb6f5077ea29</text:p>
      <text:p text:style-name="Standard"><text:soft-page-break/>Author: Simon &lt;acarigua88@gmail.com&gt;</text:p>
      <text:p text:style-name="Standard">Date: <text:s text:c="2"/>Sun Aug 1 16:22:33 2021 -0400</text:p>
      <text:p text:style-name="Standard"/>
      <text:p text:style-name="Standard"><text:s text:c="4"/>Second commit - activeadmin</text:p>
      <text:p text:style-name="Standard"/>
      <text:p text:style-name="Standard">commit 92bf250adbec070f3917c7eddd428e5578e04688</text:p>
      <text:p text:style-name="Standard">Author: Simon &lt;acarigua88@gmail.com&gt;</text:p>
      <text:p text:style-name="Standard">Date: <text:s text:c="2"/>Sun Aug 1 15:57:18 2021 -0400</text:p>
      <text:p text:style-name="Standard"/>
      <text:p text:style-name="Standard"><text:s text:c="4"/>First commit - Models and Tables</text:p>
      <text:p text:style-name="Standard">(END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16:18:58.164037669</meta:creation-date>
    <dc:date>2021-08-20T16:20:43.498350078</dc:date>
    <meta:editing-duration>PT1M47S</meta:editing-duration>
    <meta:editing-cycles>1</meta:editing-cycles>
    <meta:document-statistic meta:table-count="0" meta:image-count="0" meta:object-count="0" meta:page-count="2" meta:paragraph-count="41" meta:word-count="157" meta:character-count="1491" meta:non-whitespace-character-count="1311"/>
    <meta:generator>LibreOffice/6.4.7.2$Linux_X86_64 LibreOffice_project/40$Build-2</meta:generator>
  </office:meta>
</office:document-meta>
</file>